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196.04pt"/>
    </style:style>
    <style:style style:name="co5" style:family="table-column">
      <style:table-column-properties fo:break-before="auto" style:column-width="200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128.4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84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color="#9900ff" fo:font-weight="bold" style:font-weight-asian="bold" style:font-weight-complex="bold"/>
    </style:style>
    <style:style style:name="ce4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800000"/>
    </style:style>
    <style:style style:name="ce4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6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8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4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9" office:value-type="float" office:value="0.622" calcext:value-type="float">
            <text:p>0.622</text:p>
          </table:table-cell>
          <table:table-cell table:style-name="ce39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0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4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1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41" office:value-type="float" office:value="25.95" calcext:value-type="float">
            <text:p>25.95</text:p>
          </table:table-cell>
          <table:table-cell table:style-name="ce41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2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2" office:value-type="float" office:value="0.825" calcext:value-type="float">
            <text:p>0.825</text:p>
          </table:table-cell>
          <table:table-cell table:style-name="ce42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5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3" office:value-type="float" office:value="0.075" calcext:value-type="float">
            <text:p>0.075</text:p>
          </table:table-cell>
          <table:table-cell table:style-name="ce43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7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7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7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 office:value-type="string" calcext:value-type="string">
            <text:p>&gt; better performance but not yet optimal</text:p>
            <text:p>&gt; when dc tries to approach utility, battery is drained too quickly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&gt; utility is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5" office:value-type="string" calcext:value-type="string">
            <text:p>27_Mar-19_56_12</text:p>
          </table:table-cell>
          <table:table-cell table:style-name="ce35" office:value-type="string" calcext:value-type="string">
            <text:p>silver-utility_v3a_T24-enp-g99</text:p>
          </table:table-cell>
          <table:table-cell table:style-name="ce3" office:value-type="string" calcext:value-type="string">
            <text:p>Utility : 0.2 to 0.5</text:p>
            <text:p>Revised reward function</text:p>
          </table:table-cell>
          <table:table-cell table:style-name="ce3" office:value-type="string" calcext:value-type="string">
            <text:p>&gt; dc and utility may conform</text:p>
          </table:table-cell>
          <table:table-cell table:style-name="ce3" office:value-type="string" calcext:value-type="string">
            <text:p>&gt; good performance</text:p>
            <text:p>&gt; almost perfect ENP</text:p>
            <text:p>&gt; some spurios overprovisioning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&gt; avg utility should be around avg duty cycle ~ 0.3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5" office:value-type="string" calcext:value-type="string">
            <text:p>27_Mar-19_56_50</text:p>
          </table:table-cell>
          <table:table-cell table:style-name="ce35" office:value-type="string" calcext:value-type="string">
            <text:p>silver-utility_v3b_T24-enp-g99</text:p>
          </table:table-cell>
          <table:table-cell table:style-name="ce3" office:value-type="string" calcext:value-type="string">
            <text:p>&gt;Utility : 0.2 to 0.5</text:p>
            <text:p>&gt; underutilized sense_dc gets 50% reward</text:p>
          </table:table-cell>
          <table:table-cell table:style-name="ce3"/>
          <table:table-cell table:style-name="ce3" office:value-type="string" calcext:value-type="string">
            <text:p>&gt; lesser spurious over provisioning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gt; more iterations might fix this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6" table:number-columns-repeated="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9:43:14.586691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13:21.080155971</meta:creation-date>
    <dc:date>2020-03-27T20:14:48.362831078</dc:date>
    <meta:editing-duration>P3DT17H37M29S</meta:editing-duration>
    <meta:editing-cycles>17</meta:editing-cycles>
    <meta:generator>LibreOffice/5.1.6.2$Linux_X86_64 LibreOffice_project/10m0$Build-2</meta:generator>
    <meta:document-statistic meta:table-count="1" meta:cell-count="571" meta:object-count="0"/>
  </office:meta>
</office:document-meta>
</file>